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D000001B0E4DEF0EE1867FBA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2cm" svg:y="-2cm" svg:width="21.001cm" svg:height="29.7cm" draw:z-index="0"><draw:image xlink:href="Pictures/100000000000026D000001B0E4DEF0EE1867FBA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5:13:37.106199654</meta:creation-date>
    <meta:generator>LibreOffice/5.1.6.2$Linux_X86_64 LibreOffice_project/10m0$Build-2</meta:generator>
    <dc:date>2018-06-10T15:14:59.453667372</dc:date>
    <meta:editing-duration>PT1M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